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2">
          <table:table-cell office:value-type="string">
            <text:p>No of Entit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  <table:table-cell table:formula="of:=[.H1]+1" office:value-type="float" office:value="8">
            <text:p>8</text:p>
          </table:table-cell>
          <table:table-cell table:formula="of:=[.I1]+1" office:value-type="float" office:value="9">
            <text:p>9</text:p>
          </table:table-cell>
          <table:table-cell table:formula="of:=[.J1]+1" office:value-type="float" office:value="10">
            <text:p>10</text:p>
          </table:table-cell>
          <table:table-cell table:formula="of:=[.K1]+1" office:value-type="float" office:value="11">
            <text:p>11</text:p>
          </table:table-cell>
          <table:table-cell table:formula="of:=[.L1]+1" office:value-type="float" office:value="12">
            <text:p>12</text:p>
          </table:table-cell>
          <table:table-cell table:formula="of:=[.M1]+1" office:value-type="float" office:value="13">
            <text:p>13</text:p>
          </table:table-cell>
          <table:table-cell table:formula="of:=[.N1]+1" office:value-type="float" office:value="14">
            <text:p>14</text:p>
          </table:table-cell>
        </table:table-row>
        <table:table-row table:style-name="ro2">
          <table:table-cell/>
          <table:table-cell table:number-columns-repeated="14" office:value-type="string">
            <text:p>Print Me!!</text:p>
          </table:table-cell>
        </table:table-row>
        <table:table-row table:style-name="ro3">
          <table:table-cell/>
          <table:table-cell office:value-type="string">
            <text:p>Print Me too!!</text:p>
          </table:table-cell>
          <table:table-cell office:value-type="string">
            <text:p>elif entry point</text:p>
          </table:table-cell>
          <table:table-cell table:number-columns-repeated="12" office:value-type="string">
            <text:p>Print Me!!</text:p>
          </table:table-cell>
        </table:table-row>
        <table:table-row table:style-name="ro3">
          <table:table-cell/>
          <table:table-cell office:value-type="string">
            <text:p>[4]</text:p>
          </table:table-cell>
          <table:table-cell office:value-type="string">
            <text:p>None</text:p>
          </table:table-cell>
          <table:table-cell office:value-type="string">
            <text:p>elif entry point</text:p>
          </table:table-cell>
          <table:table-cell table:number-columns-repeated="11" office:value-type="string">
            <text:p>Print Me!!</text:p>
          </table:table-cell>
        </table:table-row>
        <table:table-row table:style-name="ro3">
          <table:table-cell table:number-columns-repeated="3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table:number-columns-repeated="10" office:value-type="string">
            <text:p>Print Me!!</text:p>
          </table:table-cell>
        </table:table-row>
        <table:table-row table:style-name="ro3">
          <table:table-cell table:number-columns-repeated="3"/>
          <table:table-cell office:value-type="string">
            <text:p>elif entry point</text:p>
          </table:table-cell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3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3"/>
          <table:table-cell office:value-type="string">
            <text:p>elif entry point</text:p>
          </table:table-cell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3"/>
          <table:table-cell office:value-type="string">
            <text:p>[3, 5, 6]</text:p>
          </table:table-cell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4"/>
          <table:table-cell office:value-type="string">
            <text:p>elif entry point</text:p>
          </table:table-cell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4"/>
          <table:table-cell office:value-type="string">
            <text:p>[3, 4, 5, 9]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5"/>
          <table:table-cell table:number-columns-repeated="9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5"/>
          <table:table-cell table:number-columns-repeated="9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5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table:number-columns-repeated="2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5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5"/>
          <table:table-cell office:value-type="string">
            <text:p>[3, 4, 5, 6, 9]</text:p>
          </table:table-cell>
          <table:table-cell office:value-type="string">
            <text:p>[3, 5, 6, 8, 9, 11]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7"/>
          <table:table-cell table:number-columns-repeated="8"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7"/>
          <table:table-cell table:number-columns-repeated="7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table:number-columns-repeated="3" office:value-type="string">
            <text:p>Print Me!!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3">
          <table:table-cell table:number-columns-repeated="7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7"/>
          <table:table-cell office:value-type="string">
            <text:p>[3, 5, 6, 8, 9, 11, 18]</text:p>
          </table:table-cell>
          <table:table-cell office:value-type="string">
            <text:p>[3, 5, 6, 7, 8, 9, 11, 18]</text:p>
          </table:table-cell>
          <table:table-cell office:value-type="string">
            <text:p>[3, 5, 6, 7, 8, 9, 10, 11, 18]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5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0"/>
          <table:table-cell table:number-columns-repeated="5" office:value-type="string">
            <text:p>Print Me!!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table:number-columns-repeated="4" office:value-type="string">
            <text:p>Print Me!!</text:p>
          </table:table-cell>
          <table:table-cell office:value-type="string">
            <text:p>elif entry point</text:p>
          </table:table-cell>
        </table:table-row>
        <table:table-row table:style-name="ro3">
          <table:table-cell table:number-columns-repeated="10"/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elif entry point</text:p>
          </table:table-cell>
          <table:table-cell office:value-type="string">
            <text:p>Print Me!!</text:p>
          </table:table-cell>
        </table:table-row>
        <table:table-row table:style-name="ro2">
          <table:table-cell table:number-columns-repeated="10"/>
          <table:table-cell office:value-type="string">
            <text:p>[3, 5, 6, 7, 8, 9, 10, 11, 12, 18]</text:p>
          </table:table-cell>
          <table:table-cell office:value-type="string">
            <text:p>[2, 3, 3, 4, 5, 7, 8, 9, 23, 45, 45]</text:p>
          </table:table-cell>
          <table:table-cell office:value-type="string">
            <text:p>[1, 2, 3, 3, 4, 5, 7, 8, 9, 23, 45, 45]</text:p>
          </table:table-cell>
          <table:table-cell office:value-type="string">
            <text:p>[1, 2, 3, 3, 4, 5, 7, 8, 9, 18, 23, 45, 45]</text:p>
          </table:table-cell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Print Me!!</text:p>
          </table:table-cell>
        </table:table-row>
        <table:table-row table:style-name="ro2">
          <table:table-cell table:number-columns-repeated="14"/>
          <table:table-cell office:value-type="string">
            <text:p>elif entry point</text:p>
          </table:table-cell>
        </table:table-row>
        <table:table-row table:style-name="ro2">
          <table:table-cell table:number-columns-repeated="14"/>
          <table:table-cell office:value-type="string">
            <text:p>[1, 2, 3, 3, 4, 5, 7, 8, 9, 18, 23, 25, 45, 45]</text:p>
          </table:table-cell>
        </table:table-row>
        <table:table-row table:style-name="ro2" table:number-rows-repeated="104675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Barter </meta:initial-creator>
    <meta:creation-date>2015-02-16T18:47:07</meta:creation-date>
    <dc:date>2015-02-22T16:18:33</dc:date>
    <dc:creator>RichieBarter </dc:creator>
    <meta:editing-duration>PT22M8S</meta:editing-duration>
    <meta:editing-cycles>5</meta:editing-cycles>
    <meta:generator>LibreOffice/3.5$Linux_X86_64 LibreOffice_project/350m1$Build-2</meta:generator>
    <meta:document-statistic meta:table-count="3" meta:cell-count="5052" meta:object-count="0"/>
  </office:meta>
</office:document-meta>
</file>